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36"/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4.30388888888889cm"/>
    </style:style>
    <style:style style:name="co3" style:family="table-column">
      <style:table-column-properties fo:break-before="auto" style:column-width="2.64583333333333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Diagramm 1" svg:x="4.8248in" svg:y="0.10866in" svg:width="7.26575in" svg:height="3.5429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Method</text:p>
          </table:table-cell>
          <table:table-cell office:value-type="string" table:style-name="ce1">
            <text:p>Mean squared error</text:p>
          </table:table-cell>
          <table:table-cell office:value-type="string" table:style-name="ce1">
            <text:p>Execution tim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ted MC (nb.</text:p>
            <text:p>Inner = 4096)</text:p>
          </table:table-cell>
          <table:table-cell office:value-type="float" office:value="6.9800000000000001E-3" table:style-name="ce1">
            <text:p>0.00698</text:p>
          </table:table-cell>
          <table:table-cell office:value-type="float" office:value="19.854473114013672" table:formula="of:=162647.84375/(8192)" table:style-name="ce1">
            <text:p>19.854473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sted MC (nb.</text:p>
            <text:p>Inner = 32)</text:p>
          </table:table-cell>
          <table:table-cell office:value-type="float" office:value="0.86560999999999999" table:style-name="ce1">
            <text:p>0.86561</text:p>
          </table:table-cell>
          <table:table-cell office:value-type="float" office:value="2.4236417375505005E-3" table:formula="of:=19.8544731140137 /(8192)" table:style-name="ce1">
            <text:p>0.0024236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ural Net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8.950605272112879E-4" table:formula="of:=8.95060527211288*10^(-7)*1000" table:style-name="ce2">
            <text:p>8.95E-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gression</text:p>
          </table:table-cell>
          <table:table-cell office:value-type="float" office:value="33.585208889999997" table:style-name="ce3">
            <text:p>33.585208890</text:p>
          </table:table-cell>
          <table:table-cell office:value-type="float" office:value="1.1473347201416698E-8" table:formula="of:=1.14733472014167*10^(-11)*1000" table:style-name="ce2">
            <text:p>1.15E-08</text:p>
          </table:table-cell>
          <table:table-cell table:number-columns-repeated="16381"/>
        </table:table-row>
        <table:table-row table:number-rows-repeated="5" table:style-name="ro2">
          <table:table-cell table:number-columns-repeated="16384"/>
        </table:table-row>
        <table:table-row table:style-name="ro1">
          <table:table-cell table:style-name="ce1"/>
          <table:table-cell office:value-type="float" office:value="1.1399999999999999" table:style-name="ce1">
            <text:p>1.14</text:p>
          </table:table-cell>
          <table:table-cell table:number-columns-repeated="16382" table:style-name="ce1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9" number:min-decimal-places="9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Alex Baumann</dc:creator>
    <meta:creation-date>2022-03-14T20:31:15Z</meta:creation-date>
    <dc:date>2022-03-17T19:12:38Z</dc:date>
    <meta:editing-cycles>5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2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0709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0709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087in" svg:stroke-color="#ed7d31" svg:stroke-opacity="100%" draw:stroke-linejoin="round" svg:stroke-linecap="round"/>
    </style:style>
  </office:automatic-styles>
  <office:body>
    <office:chart>
      <chart:chart chart:class="chart:bar" svg:height="255.0897637795276pt" svg:width="523.133779527559pt" chart:style-name="Crt0">
        <chart:title chart:style-name="CT00">
          <text:p text:style-name="a0" text:class-names="" text:cond-style-name="">Performance of different estimators</text:p>
        </chart:title>
        <chart:legend style:legend-expansion="custom" style:legend-expansion-aspect-ratio="3.1720682943397214" svg:width="114.7204724409449pt" svg:height="36.16582677165354pt" svg:x="407.4133070866142pt" svg:y="121.8969291338583pt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Mean squared error</text:p>
            </chart:title>
            <chart:grid chart:class="major" chart:style-name="GMa0"/>
          </chart:axis>
          <chart:axis chart:dimension="x" chart:name="primary-x" chart:style-name="Axs1">
            <chart:categories table:cell-range-address="Sheet1.$A$2:.$A$5"/>
          </chart:axis>
          <chart:axis chart:dimension="y" chart:name="secondary-y" chart:style-name="Axs2">
            <chart:title svg:x="386.4282677165355pt" svg:y="79.44527559055118pt" chart:style-name="AT02">
              <text:p text:style-name="a2" text:class-names="" text:cond-style-name="">Execution time [ms]</text:p>
            </chart:title>
          </chart:axis>
          <chart:axis chart:dimension="x" chart:name="secondary-X" chart:style-name="Axs3"/>
          <chart:series chart:label-cell-address="Sheet1.$B$1" chart:values-cell-range-address="Sheet1.$B$2:.$B$5" chart:class="chart:bar" chart:attached-axis="primary-y" chart:style-name="G0S0">
            <chart:data-point chart:repeated="4"/>
          </chart:series>
          <chart:series chart:label-cell-address="Sheet1.$C$1" chart:values-cell-range-address="Sheet1.$C$2:.$C$5" chart:class="chart:line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